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18"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P182" style:parent-style-name="Standard" style:family="paragraph">
      <style:paragraph-properties fo:text-align="justify" fo:margin-top="0.0833in" fo:margin-bottom="0.0416in" fo:line-height="150%"/>
    </style:style>
    <style:style style:name="T183" style:parent-style-name="Absatz-Standardschriftart" style:family="text">
      <style:text-properties fo:language="en" fo:country="US"/>
    </style:style>
    <style:style style:name="P184" style:parent-style-name="Standard" style:family="paragraph">
      <style:paragraph-properties fo:text-align="justify" fo:margin-top="0.0833in" fo:margin-bottom="0.0416in" fo:line-height="150%"/>
    </style:style>
    <style:style style:name="P185" style:parent-style-name="Standard" style:family="paragraph">
      <style:paragraph-properties fo:text-align="justify" fo:margin-top="0.0833in" fo:margin-bottom="0.0416in" fo:line-height="150%"/>
    </style:style>
    <style:style style:name="T186" style:parent-style-name="Absatz-Standardschriftart" style:family="text">
      <style:text-properties fo:color="#C9211E" fo:font-size="12pt" style:font-size-asian="12pt" style:font-size-complex="12pt" fo:language="en" fo:country="US"/>
    </style:style>
    <style:style style:name="T187" style:parent-style-name="Absatz-Standardschriftart" style:family="text">
      <style:text-properties fo:color="#C9211E" fo:font-size="12pt" style:font-size-asian="12pt" style:font-size-complex="12pt" fo:language="en" fo:country="US"/>
    </style:style>
    <style:style style:name="T188" style:parent-style-name="Absatz-Standardschriftart" style:family="text">
      <style:text-properties fo:color="#000000" fo:font-size="12pt" style:font-size-asian="12pt" style:font-size-complex="12pt" fo:language="de" fo:country="DE"/>
    </style:style>
    <style:style style:name="P189" style:parent-style-name="Standard" style:family="paragraph">
      <style:paragraph-properties fo:text-align="justify" fo:margin-top="0.0833in" fo:margin-bottom="0.0416in" fo:line-height="150%"/>
      <style:text-properties fo:color="#C9211E" fo:language="de" fo:country="DE"/>
    </style:style>
    <style:style style:name="P190" style:parent-style-name="Standard" style:family="paragraph">
      <style:paragraph-properties fo:text-align="justify" fo:margin-top="0.0833in" fo:margin-bottom="0.0416in" fo:line-height="150%"/>
    </style:style>
    <style:style style:name="T191" style:parent-style-name="Absatz-Standardschriftart" style:family="text">
      <style:text-properties fo:color="#000000" fo:font-size="12pt" style:font-size-asian="12pt" style:font-size-complex="12pt" fo:language="de" fo:country="DE"/>
    </style:style>
    <style:style style:name="P192" style:parent-style-name="Standard" style:family="paragraph">
      <style:paragraph-properties fo:text-align="justify" fo:margin-top="0.0833in" fo:margin-bottom="0.0416in" fo:line-height="150%"/>
    </style:style>
    <style:style style:name="T193" style:parent-style-name="Absatz-Standardschriftart" style:family="text">
      <style:text-properties fo:color="#000000" fo:font-size="12pt" style:font-size-asian="12pt" style:font-size-complex="12pt" fo:language="de" fo:country="DE"/>
    </style:style>
    <style:style style:name="P194" style:parent-style-name="Standard" style:family="paragraph">
      <style:paragraph-properties fo:text-align="justify" fo:margin-top="0.0833in" fo:margin-bottom="0.0416in" fo:line-height="150%"/>
      <style:text-properties fo:language="de" fo:country="DE"/>
    </style:style>
    <style:style style:name="P195" style:parent-style-name="Überschrift2" style:family="paragraph">
      <style:paragraph-properties fo:line-height="150%"/>
      <style:text-properties fo:language="de" fo:country="DE"/>
    </style:style>
    <style:style style:name="P196" style:parent-style-name="Standard" style:family="paragraph">
      <style:paragraph-properties fo:text-align="justify" fo:margin-top="0.0833in" fo:margin-bottom="0.0416in" fo:line-height="150%"/>
    </style:style>
    <style:style style:name="T197" style:parent-style-name="Absatz-Standardschriftart" style:family="text">
      <style:text-properties fo:font-size="12pt" style:font-size-asian="12pt" style:font-size-complex="12pt" fo:language="en" fo:country="US"/>
    </style:style>
    <style:style style:name="T198" style:parent-style-name="Absatz-Standardschriftart" style:family="text">
      <style:text-properties fo:font-size="12pt" style:font-size-asian="12pt" style:font-size-complex="12pt" fo:language="en" fo:country="US"/>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T201" style:parent-style-name="Absatz-Standardschriftart" style:family="text">
      <style:text-properties fo:font-size="12pt" style:font-size-asian="12pt" style:font-size-complex="12pt" fo:language="en" fo:country="US"/>
    </style:style>
    <style:style style:name="T202" style:parent-style-name="Absatz-Standardschriftart" style:family="text">
      <style:text-properties style:text-position="super 66.6%" fo:font-size="12pt" style:font-size-asian="12pt" style:font-size-complex="12pt" fo:language="en" fo:country="US"/>
    </style:style>
    <style:style style:name="T203" style:parent-style-name="Absatz-Standardschriftart" style:family="text">
      <style:text-properties fo:font-size="12pt" style:font-size-asian="12pt" style:font-size-complex="12pt" fo:language="en" fo:country="US"/>
    </style:style>
    <style:style style:name="T204" style:parent-style-name="Absatz-Standardschriftart" style:family="text">
      <style:text-properties fo:font-size="12pt" style:font-size-asian="12pt" style:font-size-complex="12pt" fo:language="en" fo:country="US"/>
    </style:style>
    <style:style style:name="P205" style:parent-style-name="Standard" style:family="paragraph">
      <style:paragraph-properties fo:margin-top="0.0833in" fo:margin-bottom="0.0416in" fo:line-height="150%"/>
      <style:text-properties fo:font-size="12pt" style:font-size-asian="12pt" style:font-size-complex="12pt"/>
    </style:style>
    <style:style style:name="P206" style:parent-style-name="Überschrift2" style:family="paragraph">
      <style:text-properties fo:language="en" fo:country="US"/>
    </style:style>
    <style:style style:name="P207" style:parent-style-name="Standard" style:family="paragraph">
      <style:paragraph-properties fo:margin-top="0.0833in" fo:margin-bottom="0.0416in" fo:line-height="150%"/>
      <style:text-properties fo:font-size="12pt" style:font-size-asian="12pt" style:font-size-complex="12pt" fo:language="en" fo:country="US"/>
    </style:style>
    <style:style style:name="P208" style:parent-style-name="Standard" style:family="paragraph">
      <style:paragraph-properties fo:margin-top="0.0833in" fo:margin-bottom="0.0416in" fo:line-height="150%"/>
      <style:text-properties fo:font-size="12pt" style:font-size-asian="12pt" style:font-size-complex="12pt" fo:language="de" fo:country="DE"/>
    </style:style>
    <style:style style:name="P209" style:parent-style-name="Standard" style:family="paragraph">
      <style:paragraph-properties fo:margin-top="0.0833in" fo:margin-bottom="0.0416in" fo:line-height="150%"/>
      <style:text-properties fo:font-size="12pt" style:font-size-asian="12pt" style:font-size-complex="12pt" fo:language="de" fo:country="DE"/>
    </style:style>
    <style:style style:name="P210" style:parent-style-name="Standard" style:family="paragraph">
      <style:text-properties fo:font-size="12pt" style:font-size-asian="12pt" style:font-size-complex="12pt" fo:language="de" fo:country="DE"/>
    </style:style>
    <style:style style:name="T211" style:parent-style-name="Absatz-Standardschriftart" style:family="text">
      <style:text-properties fo:language="en" fo:country="US"/>
    </style:style>
    <style:style style:name="P212" style:parent-style-name="Standard" style:family="paragraph">
      <style:paragraph-properties fo:margin-top="0.0833in" fo:margin-bottom="0.0416in" fo:line-height="150%"/>
      <style:text-properties fo:font-size="12pt" style:font-size-asian="12pt" style:font-size-complex="12pt" fo:language="en" fo:country="US"/>
    </style:style>
    <style:style style:name="P213" style:parent-style-name="Standard" style:family="paragraph">
      <style:paragraph-properties fo:margin-top="0.0833in" fo:margin-bottom="0.0416in" fo:line-height="150%"/>
      <style:text-properties fo:font-size="12pt" style:font-size-asian="12pt" style:font-size-complex="12pt"/>
    </style:style>
    <style:style style:name="P214" style:parent-style-name="Standard" style:family="paragraph">
      <style:paragraph-properties fo:margin-top="0.0833in" fo:margin-bottom="0.0416in" fo:line-height="150%"/>
      <style:text-properties fo:font-size="12pt" style:font-size-asian="12pt" style:font-size-complex="12pt"/>
    </style:style>
    <style:style style:name="P21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7" style:parent-style-name="Standard" style:family="paragraph">
      <style:paragraph-properties fo:text-align="justify" fo:margin-top="0.0833in" fo:margin-bottom="0.0416in" fo:line-height="150%"/>
    </style:style>
    <style:style style:name="T218" style:parent-style-name="Absatz-Standardschriftart" style:family="text">
      <style:text-properties fo:font-size="12pt" style:font-size-asian="12pt" style:font-size-complex="12pt" fo:language="en" fo:country="US"/>
    </style:style>
    <style:style style:name="T219" style:parent-style-name="Absatz-Standardschriftart" style:family="text">
      <style:text-properties fo:font-size="12pt" style:font-size-asian="12pt" style:font-size-complex="12pt" fo:language="de" fo:country="DE"/>
    </style:style>
    <style:style style:name="T220" style:parent-style-name="Absatz-Standardschriftart" style:family="text">
      <style:text-properties fo:font-size="12pt" style:font-size-asian="12pt" style:font-size-complex="12pt" fo:language="en" fo:country="US"/>
    </style:style>
    <style:style style:name="P22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4" style:parent-style-name="Standard" style:family="paragraph">
      <style:paragraph-properties fo:text-align="justify" fo:margin-top="0.0833in" fo:margin-bottom="0.0416in" fo:line-height="150%"/>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de" fo:country="DE"/>
    </style:style>
    <style:style style:name="T227" style:parent-style-name="Absatz-Standardschriftart" style:family="text">
      <style:text-properties fo:font-size="12pt" style:font-size-asian="12pt" style:font-size-complex="12pt" fo:language="en" fo:country="US"/>
    </style:style>
    <style:style style:name="T228" style:parent-style-name="Absatz-Standardschriftart" style:family="text">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3" style:parent-style-name="Standard" style:family="paragraph">
      <style:paragraph-properties fo:text-align="justify" fo:margin-top="0.0833in" fo:margin-bottom="0.0416in" fo:line-height="150%"/>
    </style:style>
    <style:style style:name="T244" style:parent-style-name="Absatz-Standardschriftart" style:family="text">
      <style:text-properties fo:font-size="12pt" style:font-size-asian="12pt" style:font-size-complex="12pt" fo:language="en" fo:country="US"/>
    </style:style>
    <style:style style:name="T245" style:parent-style-name="Absatz-Standardschriftart" style:family="text">
      <style:text-properties fo:font-size="12pt" style:font-size-asian="12pt" style:font-size-complex="12pt" fo:language="de" fo:country="DE"/>
    </style:style>
    <style:style style:name="T246" style:parent-style-name="Absatz-Standardschriftart" style:family="text">
      <style:text-properties fo:font-size="12pt" style:font-size-asian="12pt" style:font-size-complex="12pt" fo:language="en" fo:country="US"/>
    </style:style>
    <style:style style:name="P24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1" style:parent-style-name="Standard" style:family="paragraph">
      <style:paragraph-properties fo:text-align="justify" fo:margin-top="0.0833in" fo:margin-bottom="0.0416in" fo:line-height="150%"/>
    </style:style>
    <style:style style:name="T252" style:parent-style-name="Absatz-Standardschriftart" style:family="text">
      <style:text-properties fo:font-size="12pt" style:font-size-asian="12pt" style:font-size-complex="12pt" fo:language="en" fo:country="US"/>
    </style:style>
    <style:style style:name="T253" style:parent-style-name="Absatz-Standardschriftart" style:family="text">
      <style:text-properties fo:font-size="12pt" style:font-size-asian="12pt" style:font-size-complex="12pt" fo:language="en" fo:country="US"/>
    </style:style>
    <style:style style:name="T254" style:parent-style-name="Absatz-Standardschriftart" style:family="text">
      <style:text-properties fo:font-size="12pt" style:font-size-asian="12pt" style:font-size-complex="12pt" fo:language="de" fo:country="DE"/>
    </style:style>
    <style:style style:name="T255" style:parent-style-name="Absatz-Standardschriftart" style:family="text">
      <style:text-properties fo:font-size="12pt" style:font-size-asian="12pt" style:font-size-complex="12pt" fo:language="de" fo:country="DE"/>
    </style:style>
    <style:style style:name="P25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3"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5"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70" style:parent-style-name="Standard" style:master-page-name="MP8" style:family="paragraph">
      <style:paragraph-properties fo:widows="0" fo:orphans="0" fo:break-before="page" fo:margin-bottom="0in"/>
    </style:style>
    <style:style style:name="T275" style:parent-style-name="Fett" style:family="text">
      <style:text-properties fo:font-weight="bold" style:font-weight-asian="bold" style:font-weight-complex="normal"/>
    </style:style>
    <style:style style:name="P276" style:parent-style-name="Standard" style:family="paragraph">
      <style:paragraph-properties fo:widows="0" fo:orphans="0" fo:text-align="justify" fo:margin-bottom="0in" fo:line-height="150%"/>
      <style:text-properties fo:font-size="12pt" style:font-size-asian="12pt" style:font-size-complex="12pt"/>
    </style:style>
    <style:style style:name="P277" style:parent-style-name="Überschrift2" style:family="paragraph">
      <style:paragraph-properties fo:line-height="150%"/>
    </style:style>
    <style:style style:name="P278" style:parent-style-name="Standard" style:family="paragraph">
      <style:paragraph-properties fo:widows="0" fo:orphans="0" fo:margin-bottom="0in" fo:line-height="150%"/>
    </style:style>
    <style:style style:name="P279" style:parent-style-name="Standard" style:family="paragraph">
      <style:paragraph-properties fo:widows="0" fo:orphans="0" fo:text-align="justify" fo:margin-bottom="0in" fo:line-height="150%"/>
    </style:style>
    <style:style style:name="P280" style:parent-style-name="Standard" style:family="paragraph">
      <style:paragraph-properties fo:widows="0" fo:orphans="0" fo:margin-bottom="0in" fo:line-height="150%"/>
    </style:style>
    <style:style style:name="P281" style:parent-style-name="Listenabsatz" style:family="paragraph">
      <style:paragraph-properties fo:widows="0" fo:orphans="0" fo:margin-bottom="0in" fo:line-height="150%"/>
      <style:text-properties fo:language="en" fo:country="US"/>
    </style:style>
    <style:style style:name="P282" style:parent-style-name="Überschrift2" style:family="paragraph">
      <style:paragraph-properties fo:line-height="150%"/>
      <style:text-properties fo:language="en" fo:country="US"/>
    </style:style>
    <style:style style:name="P283" style:parent-style-name="Standard" style:family="paragraph">
      <style:paragraph-properties fo:widows="0" fo:orphans="0" fo:text-align="justify" fo:margin-bottom="0in" fo:line-height="150%"/>
      <style:text-properties fo:language="en" fo:country="US"/>
    </style:style>
    <style:style style:name="P284" style:parent-style-name="Standard" style:family="paragraph">
      <style:paragraph-properties fo:widows="0" fo:orphans="0" fo:text-align="justify" fo:margin-bottom="0in" fo:line-height="150%"/>
    </style:style>
    <style:style style:name="T285" style:parent-style-name="Absatz-Standardschriftart" style:family="text">
      <style:text-properties fo:font-weight="bold" style:font-weight-asian="bold"/>
    </style:style>
    <style:style style:name="P286" style:parent-style-name="Standard" style:family="paragraph">
      <style:paragraph-properties fo:widows="0" fo:orphans="0" fo:margin-bottom="0in" fo:line-height="150%"/>
      <style:text-properties fo:language="en" fo:country="US"/>
    </style:style>
    <style:style style:name="P287" style:parent-style-name="Überschrift2" style:family="paragraph">
      <style:paragraph-properties fo:line-height="150%"/>
      <style:text-properties fo:language="en" fo:country="US"/>
    </style:style>
    <style:style style:name="P288" style:parent-style-name="Standard" style:family="paragraph">
      <style:paragraph-properties fo:widows="0" fo:orphans="0" fo:text-align="justify" fo:margin-bottom="0in" fo:line-height="150%"/>
      <style:text-properties fo:language="en" fo:country="US"/>
    </style:style>
    <style:style style:name="P289" style:parent-style-name="Standard" style:family="paragraph">
      <style:paragraph-properties fo:widows="0" fo:orphans="0" fo:text-align="justify" fo:margin-bottom="0in"/>
      <style:text-properties fo:language="en" fo:country="US"/>
    </style:style>
    <style:style style:name="P290" style:parent-style-name="Überschrift3" style:family="paragraph">
      <style:text-properties fo:language="en" fo:country="US"/>
    </style:style>
    <style:style style:name="P291" style:parent-style-name="Standard" style:family="paragraph">
      <style:paragraph-properties fo:widows="0" fo:orphans="0" fo:text-align="justify" fo:margin-bottom="0in"/>
      <style:text-properties fo:language="en" fo:country="US"/>
    </style:style>
    <style:style style:name="P292" style:parent-style-name="Überschrift3" style:family="paragraph">
      <style:text-properties fo:language="en" fo:country="US"/>
    </style:style>
    <style:style style:name="P293" style:parent-style-name="Standard" style:family="paragraph">
      <style:paragraph-properties fo:widows="0" fo:orphans="0" fo:text-align="justify" fo:margin-bottom="0in"/>
      <style:text-properties fo:language="en" fo:country="US"/>
    </style:style>
    <style:style style:name="P294" style:parent-style-name="Überschrift3" style:family="paragraph">
      <style:text-properties fo:language="en" fo:country="US"/>
    </style:style>
    <style:style style:name="P295" style:parent-style-name="Standard" style:family="paragraph">
      <style:paragraph-properties fo:widows="0" fo:orphans="0" fo:margin-bottom="0in"/>
      <style:text-properties fo:language="en" fo:country="US"/>
    </style:style>
    <style:style style:name="P296" style:parent-style-name="Standard" style:family="paragraph">
      <style:paragraph-properties fo:widows="0" fo:orphans="0" fo:margin-bottom="0in"/>
      <style:text-properties fo:language="en" fo:country="US"/>
    </style:style>
    <style:style style:name="P297" style:parent-style-name="Listenabsatz" style:list-style-name="LFO37" style:family="paragraph">
      <style:paragraph-properties fo:widows="0" fo:orphans="0" fo:margin-bottom="0in"/>
      <style:text-properties fo:language="de" fo:country="DE"/>
    </style:style>
    <style:style style:name="P298" style:parent-style-name="Listenabsatz" style:list-style-name="LFO37" style:family="paragraph">
      <style:paragraph-properties fo:widows="0" fo:orphans="0" fo:margin-bottom="0in"/>
      <style:text-properties fo:language="de" fo:country="DE"/>
    </style:style>
    <style:style style:name="P299" style:parent-style-name="Listenabsatz" style:list-style-name="LFO37" style:family="paragraph">
      <style:paragraph-properties fo:widows="0" fo:orphans="0" fo:margin-bottom="0in"/>
      <style:text-properties fo:language="de" fo:country="DE"/>
    </style:style>
    <style:style style:name="P300" style:parent-style-name="Listenabsatz" style:list-style-name="LFO37" style:family="paragraph">
      <style:paragraph-properties fo:widows="0" fo:orphans="0" fo:margin-bottom="0in"/>
      <style:text-properties fo:language="de" fo:country="DE"/>
    </style:style>
    <style:style style:name="P301" style:parent-style-name="Listenabsatz" style:list-style-name="LFO37" style:family="paragraph">
      <style:paragraph-properties fo:widows="0" fo:orphans="0" fo:margin-bottom="0in"/>
      <style:text-properties fo:language="de" fo:country="DE"/>
    </style:style>
    <style:style style:name="P302" style:parent-style-name="Listenabsatz" style:list-style-name="LFO37" style:family="paragraph">
      <style:paragraph-properties fo:widows="0" fo:orphans="0" fo:margin-bottom="0in"/>
      <style:text-properties fo:language="de" fo:country="DE"/>
    </style:style>
    <style:style style:name="P303" style:parent-style-name="Standard" style:family="paragraph">
      <style:paragraph-properties fo:widows="0" fo:orphans="0" fo:margin-bottom="0in"/>
      <style:text-properties fo:language="de" fo:country="DE"/>
    </style:style>
    <style:style style:name="P304" style:parent-style-name="Standard" style:family="paragraph">
      <style:paragraph-properties style:vertical-align="auto" fo:margin-bottom="0in"/>
      <style:text-properties fo:hyphenate="true"/>
    </style:style>
    <style:style style:name="T305" style:parent-style-name="Absatz-Standardschriftart" style:family="text">
      <style:text-properties style:font-name="Tahoma" style:font-name-asian="Times New Roman" style:font-name-complex="Tahoma" fo:language="de" fo:country="DE" style:language-asian="de" style:country-asian="DE"/>
    </style:style>
    <style:style style:name="T306" style:parent-style-name="Absatz-Standardschriftart" style:family="text">
      <style:text-properties style:font-name="Tahoma" style:font-name-asian="Times New Roman" style:font-name-complex="Tahoma" fo:language="de" fo:country="DE" style:language-asian="de" style:country-asian="DE"/>
    </style:style>
    <style:style style:name="P307" style:parent-style-name="Standard" style:family="paragraph">
      <style:paragraph-properties style:vertical-align="auto" fo:margin-bottom="0in"/>
      <style:text-properties fo:hyphenate="true"/>
    </style:style>
    <style:style style:name="T308" style:parent-style-name="Absatz-Standardschriftart" style:family="text">
      <style:text-properties style:font-name="Tahoma" style:font-name-asian="Times New Roman" style:font-name-complex="Tahoma" fo:language="en" fo:country="US" style:language-asian="de" style:country-asian="DE"/>
    </style:style>
    <style:style style:name="P309"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10" style:parent-style-name="Standard" style:family="paragraph">
      <style:paragraph-properties style:vertical-align="auto" fo:margin-bottom="0in"/>
      <style:text-properties fo:hyphenate="true"/>
    </style:style>
    <style:style style:name="T311" style:parent-style-name="Absatz-Standardschriftart" style:family="text">
      <style:text-properties style:font-name="Tahoma" style:font-name-asian="Times New Roman" style:font-name-complex="Tahoma" fo:language="de" fo:country="DE" style:language-asian="de" style:country-asian="DE"/>
    </style:style>
    <style:style style:name="T312" style:parent-style-name="Absatz-Standardschriftart" style:family="text">
      <style:text-properties style:font-name="Tahoma" style:font-name-asian="Times New Roman" style:font-name-complex="Tahoma" fo:language="de" fo:country="DE" style:language-asian="de" style:country-asian="DE"/>
    </style:style>
    <style:style style:name="P313"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14" style:parent-style-name="Standard" style:family="paragraph">
      <style:paragraph-properties style:vertical-align="auto" fo:margin-bottom="0in"/>
      <style:text-properties fo:hyphenate="true"/>
    </style:style>
    <style:style style:name="T315" style:parent-style-name="Absatz-Standardschriftart" style:family="text">
      <style:text-properties style:font-name="Tahoma" style:font-name-asian="Times New Roman" style:font-name-complex="Tahoma" fo:language="de" fo:country="DE" style:language-asian="de" style:country-asian="DE"/>
    </style:style>
    <style:style style:name="P316" style:parent-style-name="Standard" style:family="paragraph">
      <style:paragraph-properties style:vertical-align="auto" fo:margin-bottom="0in"/>
      <style:text-properties fo:hyphenate="true"/>
    </style:style>
    <style:style style:name="T317" style:parent-style-name="Absatz-Standardschriftart" style:family="text">
      <style:text-properties style:font-name="Tahoma" style:font-name-asian="Times New Roman" style:font-name-complex="Tahoma" fo:language="de" fo:country="DE" style:language-asian="de" style:country-asian="DE"/>
    </style:style>
    <style:style style:name="P318" style:parent-style-name="Standard" style:family="paragraph">
      <style:paragraph-properties style:vertical-align="auto" fo:margin-bottom="0in"/>
      <style:text-properties fo:hyphenate="true"/>
    </style:style>
    <style:style style:name="T319" style:parent-style-name="Absatz-Standardschriftart" style:family="text">
      <style:text-properties style:font-name="Tahoma" style:font-name-asian="Times New Roman" style:font-name-complex="Tahoma" fo:language="de" fo:country="DE" style:language-asian="de" style:country-asian="DE"/>
    </style:style>
    <style:style style:name="P320" style:parent-style-name="Standard" style:family="paragraph">
      <style:paragraph-properties style:vertical-align="auto" fo:margin-bottom="0in"/>
      <style:text-properties fo:hyphenate="true"/>
    </style:style>
    <style:style style:name="T321" style:parent-style-name="Absatz-Standardschriftart" style:family="text">
      <style:text-properties style:font-name="Tahoma" style:font-name-asian="Times New Roman" style:font-name-complex="Tahoma" fo:language="de" fo:country="DE" style:language-asian="de" style:country-asian="DE"/>
    </style:style>
    <style:style style:name="P322"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3" style:parent-style-name="Standard" style:family="paragraph">
      <style:paragraph-properties style:vertical-align="auto" fo:margin-bottom="0in"/>
      <style:text-properties fo:hyphenate="true"/>
    </style:style>
    <style:style style:name="T324" style:parent-style-name="Absatz-Standardschriftart" style:family="text">
      <style:text-properties style:font-name="Tahoma" style:font-name-asian="Times New Roman" style:font-name-complex="Tahoma" fo:language="de" fo:country="DE" style:language-asian="de" style:country-asian="DE"/>
    </style:style>
    <style:style style:name="P325"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6" style:parent-style-name="Standard" style:family="paragraph">
      <style:paragraph-properties style:vertical-align="auto" fo:margin-bottom="0in"/>
      <style:text-properties fo:hyphenate="true"/>
    </style:style>
    <style:style style:name="T327" style:parent-style-name="Absatz-Standardschriftart" style:family="text">
      <style:text-properties style:font-name="Tahoma" style:font-name-asian="Times New Roman" style:font-name-complex="Tahoma" fo:language="en" fo:country="US" style:language-asian="de" style:country-asian="DE"/>
    </style:style>
    <style:style style:name="P328" style:parent-style-name="Standard" style:family="paragraph">
      <style:paragraph-properties style:vertical-align="auto" fo:margin-bottom="0in"/>
      <style:text-properties fo:hyphenate="true"/>
    </style:style>
    <style:style style:name="T329" style:parent-style-name="Absatz-Standardschriftart" style:family="text">
      <style:text-properties style:font-name="Tahoma" style:font-name-asian="Times New Roman" style:font-name-complex="Tahoma" fo:language="en" fo:country="US" style:language-asian="de" style:country-asian="DE"/>
    </style:style>
    <style:style style:name="T330" style:parent-style-name="Absatz-Standardschriftart" style:family="text">
      <style:text-properties style:font-name="Tahoma" style:font-name-asian="Times New Roman" style:font-name-complex="Tahoma" fo:language="en" fo:country="US" style:language-asian="de" style:country-asian="DE"/>
    </style:style>
    <style:style style:name="P331" style:parent-style-name="Standard" style:family="paragraph">
      <style:paragraph-properties style:vertical-align="auto" fo:margin-bottom="0in"/>
      <style:text-properties fo:hyphenate="true"/>
    </style:style>
    <style:style style:name="T332" style:parent-style-name="Absatz-Standardschriftart" style:family="text">
      <style:text-properties style:font-name="Tahoma" style:font-name-asian="Times New Roman" style:font-name-complex="Tahoma" fo:language="en" fo:country="US" style:language-asian="de" style:country-asian="DE"/>
    </style:style>
    <style:style style:name="P333" style:parent-style-name="Standard" style:family="paragraph">
      <style:paragraph-properties style:vertical-align="auto" fo:margin-bottom="0in"/>
      <style:text-properties fo:hyphenate="true"/>
    </style:style>
    <style:style style:name="T334" style:parent-style-name="Absatz-Standardschriftart" style:family="text">
      <style:text-properties style:font-name="Tahoma" style:font-name-asian="Times New Roman" style:font-name-complex="Tahoma" fo:language="en" fo:country="US" style:language-asian="de" style:country-asian="DE"/>
    </style:style>
    <style:style style:name="P335"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36" style:parent-style-name="Standard" style:family="paragraph">
      <style:paragraph-properties style:vertical-align="auto" fo:margin-bottom="0in"/>
      <style:text-properties fo:hyphenate="true"/>
    </style:style>
    <style:style style:name="T337" style:parent-style-name="Absatz-Standardschriftart" style:family="text">
      <style:text-properties style:font-name="Tahoma" style:font-name-asian="Times New Roman" style:font-name-complex="Tahoma" fo:language="de" fo:country="DE" style:language-asian="de" style:country-asian="DE"/>
    </style:style>
    <style:style style:name="P338" style:parent-style-name="Standard" style:family="paragraph">
      <style:paragraph-properties fo:widows="0" fo:orphans="0" fo:margin-bottom="0in"/>
      <style:text-properties fo:language="de" fo:country="DE"/>
    </style:style>
    <style:style style:name="P339" style:parent-style-name="Listenabsatz" style:list-style-name="LFO37" style:family="paragraph">
      <style:paragraph-properties fo:widows="0" fo:orphans="0" fo:margin-bottom="0in"/>
      <style:text-properties fo:language="de" fo:country="DE"/>
    </style:style>
    <style:style style:name="P340" style:parent-style-name="Standard" style:family="paragraph">
      <style:paragraph-properties fo:widows="0" fo:orphans="0" fo:margin-bottom="0in"/>
      <style:text-properties fo:language="de" fo:country="DE"/>
    </style:style>
    <style:style style:name="P341" style:parent-style-name="Überschrift2" style:family="paragraph">
      <style:paragraph-properties fo:line-height="150%"/>
    </style:style>
    <style:style style:name="P342" style:parent-style-name="Standard" style:family="paragraph">
      <style:paragraph-properties fo:widows="0" fo:orphans="0" fo:text-align="justify" fo:margin-bottom="0in" fo:line-height="150%"/>
    </style:style>
    <style:style style:name="P343" style:parent-style-name="Standard" style:family="paragraph">
      <style:paragraph-properties fo:widows="0" fo:orphans="0" fo:margin-bottom="0in" fo:line-height="150%"/>
    </style:style>
    <style:style style:name="P344" style:parent-style-name="Überschrift3" style:family="paragraph">
      <style:text-properties fo:language="en" fo:country="US"/>
    </style:style>
    <style:style style:name="P345" style:parent-style-name="Standard" style:family="paragraph">
      <style:paragraph-properties fo:widows="0" fo:orphans="0" fo:margin-bottom="0in" fo:line-height="150%"/>
    </style:style>
    <style:style style:name="P346" style:parent-style-name="Standard" style:family="paragraph">
      <style:paragraph-properties fo:widows="0" fo:orphans="0" fo:text-align="justify" fo:margin-bottom="0in" fo:line-height="150%"/>
    </style:style>
    <style:style style:name="P347" style:parent-style-name="Standard" style:family="paragraph">
      <style:paragraph-properties fo:widows="0" fo:orphans="0" fo:margin-bottom="0in"/>
    </style:style>
    <style:style style:name="P348" style:parent-style-name="Listenabsatz" style:list-style-name="LFO37" style:family="paragraph">
      <style:paragraph-properties fo:widows="0" fo:orphans="0" fo:margin-bottom="0in"/>
      <style:text-properties fo:language="de" fo:country="DE"/>
    </style:style>
    <style:style style:name="P349" style:parent-style-name="Standard" style:family="paragraph">
      <style:paragraph-properties fo:widows="0" fo:orphans="0" fo:margin-bottom="0in"/>
      <style:text-properties fo:language="de" fo:country="DE"/>
    </style:style>
    <style:style style:name="P350" style:parent-style-name="Überschrift3" style:family="paragraph">
      <style:paragraph-properties fo:text-align="justify"/>
      <style:text-properties fo:language="en" fo:country="US"/>
    </style:style>
    <style:style style:name="P351" style:parent-style-name="Standard" style:family="paragraph">
      <style:paragraph-properties fo:widows="0" fo:orphans="0" fo:text-align="justify" fo:margin-bottom="0in" fo:line-height="150%"/>
    </style:style>
    <style:style style:name="P352" style:parent-style-name="Standard" style:family="paragraph">
      <style:paragraph-properties fo:widows="0" fo:orphans="0" fo:text-align="justify" fo:margin-bottom="0in" fo:line-height="150%"/>
    </style:style>
    <style:style style:name="P353" style:parent-style-name="Standard" style:family="paragraph">
      <style:paragraph-properties fo:widows="0" fo:orphans="0" fo:margin-bottom="0in"/>
    </style:style>
    <style:style style:name="P354" style:parent-style-name="Standard" style:family="paragraph">
      <style:paragraph-properties fo:widows="0" fo:orphans="0" fo:margin-bottom="0in" fo:margin-left="0.25in">
        <style:tab-stops/>
      </style:paragraph-properties>
      <style:text-properties fo:language="en" fo:country="US"/>
    </style:style>
    <style:style style:name="P355" style:parent-style-name="Überschrift3" style:family="paragraph">
      <style:paragraph-properties fo:text-align="justify"/>
      <style:text-properties fo:language="en" fo:country="US"/>
    </style:style>
    <style:style style:name="P356" style:parent-style-name="Standard" style:family="paragraph">
      <style:paragraph-properties fo:widows="0" fo:orphans="0" fo:text-align="justify" fo:margin-bottom="0in" fo:line-height="150%"/>
    </style:style>
    <style:style style:name="P357" style:parent-style-name="Standard" style:family="paragraph">
      <style:paragraph-properties fo:widows="0" fo:orphans="0" fo:text-align="justify" fo:margin-bottom="0in" fo:line-height="150%"/>
    </style:style>
    <style:style style:name="P358" style:parent-style-name="Standard" style:family="paragraph">
      <style:paragraph-properties fo:widows="0" fo:orphans="0" fo:margin-bottom="0in"/>
    </style:style>
    <style:style style:name="P359" style:parent-style-name="Standard" style:family="paragraph">
      <style:paragraph-properties fo:widows="0" fo:orphans="0" fo:margin-bottom="0in"/>
    </style:style>
    <style:style style:name="P360" style:parent-style-name="Listenabsatz" style:list-style-name="LFO37" style:family="paragraph">
      <style:paragraph-properties fo:widows="0" fo:orphans="0" fo:margin-bottom="0in"/>
      <style:text-properties fo:language="de" fo:country="DE"/>
    </style:style>
    <style:style style:name="P361" style:parent-style-name="Listenabsatz" style:list-style-name="LFO37" style:family="paragraph">
      <style:paragraph-properties fo:widows="0" fo:orphans="0" fo:margin-bottom="0in"/>
      <style:text-properties fo:language="de" fo:country="DE"/>
    </style:style>
    <style:style style:name="P362" style:parent-style-name="Standard" style:family="paragraph">
      <style:paragraph-properties fo:widows="0" fo:orphans="0" fo:margin-bottom="0in"/>
      <style:text-properties fo:language="de" fo:country="DE"/>
    </style:style>
    <style:style style:name="P363" style:parent-style-name="Überschrift3" style:family="paragraph">
      <style:paragraph-properties fo:text-align="justify"/>
      <style:text-properties fo:language="en" fo:country="US"/>
    </style:style>
    <style:style style:name="P364" style:parent-style-name="Standard" style:family="paragraph">
      <style:paragraph-properties fo:widows="0" fo:orphans="0" fo:text-align="justify" fo:margin-bottom="0in" fo:line-height="150%"/>
      <style:text-properties fo:language="en" fo:country="US"/>
    </style:style>
    <style:style style:name="P365" style:parent-style-name="Standard" style:family="paragraph">
      <style:paragraph-properties fo:widows="0" fo:orphans="0" fo:text-align="justify" fo:margin-bottom="0in" fo:line-height="150%"/>
      <style:text-properties fo:language="en" fo:country="US"/>
    </style:style>
    <style:style style:name="P366" style:parent-style-name="Standard" style:family="paragraph">
      <style:paragraph-properties fo:widows="0" fo:orphans="0" fo:margin-bottom="0in"/>
      <style:text-properties fo:language="en" fo:country="US"/>
    </style:style>
    <style:style style:name="P367" style:parent-style-name="Überschrift3" style:family="paragraph">
      <style:text-properties fo:language="en" fo:country="US"/>
    </style:style>
    <style:style style:name="P368" style:parent-style-name="Standard" style:family="paragraph">
      <style:paragraph-properties fo:widows="0" fo:orphans="0" fo:margin-bottom="0in"/>
      <style:text-properties fo:language="en" fo:country="US"/>
    </style:style>
    <style:style style:name="P369" style:parent-style-name="Standard" style:family="paragraph">
      <style:paragraph-properties fo:widows="0" fo:orphans="0" fo:text-align="justify" fo:margin-bottom="0in" fo:line-height="150%"/>
    </style:style>
    <style:style style:name="T370" style:parent-style-name="Absatz-Standardschriftart" style:family="text">
      <style:text-properties fo:language="en" fo:country="US"/>
    </style:style>
    <style:style style:name="T371" style:parent-style-name="Absatz-Standardschriftart" style:family="text">
      <style:text-properties fo:language="en" fo:country="US"/>
    </style:style>
    <style:style style:name="T372" style:parent-style-name="Absatz-Standardschriftart" style:family="text">
      <style:text-properties fo:language="en" fo:country="US"/>
    </style:style>
    <style:style style:name="T373" style:parent-style-name="Absatz-Standardschriftart" style:family="text">
      <style:text-properties fo:font-weight="bold" style:font-weight-asian="bold" fo:language="en" fo:country="US"/>
    </style:style>
    <style:style style:name="T374" style:parent-style-name="Absatz-Standardschriftart" style:family="text">
      <style:text-properties fo:language="en" fo:country="US"/>
    </style:style>
    <style:style style:name="P375" style:parent-style-name="Standard" style:family="paragraph">
      <style:paragraph-properties fo:widows="0" fo:orphans="0" fo:text-align="justify" fo:margin-bottom="0in" fo:line-height="150%"/>
      <style:text-properties fo:language="en" fo:country="US"/>
    </style:style>
    <style:style style:name="P376" style:parent-style-name="Standard" style:family="paragraph">
      <style:paragraph-properties fo:widows="0" fo:orphans="0" fo:text-align="justify" fo:margin-bottom="0in" fo:line-height="150%"/>
      <style:text-properties fo:language="en" fo:country="US"/>
    </style:style>
    <style:style style:name="P377" style:parent-style-name="Standard" style:family="paragraph">
      <style:paragraph-properties fo:widows="0" fo:orphans="0" fo:text-align="justify" fo:margin-bottom="0in" fo:line-height="150%"/>
      <style:text-properties fo:language="en" fo:country="US"/>
    </style:style>
    <style:style style:name="P378" style:parent-style-name="Standard" style:family="paragraph">
      <style:paragraph-properties fo:widows="0" fo:orphans="0" fo:margin-bottom="0in"/>
      <style:text-properties fo:language="en" fo:country="US"/>
    </style:style>
    <style:style style:name="P379" style:parent-style-name="Überschrift2" style:family="paragraph">
      <style:paragraph-properties fo:line-height="150%"/>
      <style:text-properties fo:language="en" fo:country="US"/>
    </style:style>
    <style:style style:name="P380" style:parent-style-name="Standard" style:family="paragraph">
      <style:paragraph-properties fo:text-align="justify" fo:line-height="150%"/>
      <style:text-properties fo:language="en" fo:country="US"/>
    </style:style>
    <style:style style:name="P381" style:parent-style-name="Standard" style:family="paragraph">
      <style:paragraph-properties fo:text-align="justify" fo:line-height="150%"/>
      <style:text-properties fo:language="en" fo:country="US"/>
    </style:style>
    <style:style style:name="P382" style:parent-style-name="Überschrift3" style:family="paragraph">
      <style:paragraph-properties fo:text-align="justify"/>
      <style:text-properties fo:language="en" fo:country="US"/>
    </style:style>
    <style:style style:name="P383" style:parent-style-name="Standard" style:family="paragraph">
      <style:paragraph-properties fo:text-align="justify" fo:line-height="150%"/>
      <style:text-properties fo:language="en" fo:country="US"/>
    </style:style>
    <style:style style:name="P384" style:parent-style-name="Standard" style:family="paragraph">
      <style:paragraph-properties fo:widows="0" fo:orphans="0" fo:text-align="justify" fo:margin-bottom="0in" fo:line-height="150%"/>
      <style:text-properties fo:language="en" fo:country="US"/>
    </style:style>
    <style:style style:name="P385" style:parent-style-name="Standard" style:family="paragraph">
      <style:paragraph-properties fo:widows="0" fo:orphans="0" fo:margin-bottom="0in"/>
      <style:text-properties fo:language="en" fo:country="US"/>
    </style:style>
    <style:style style:name="P386" style:parent-style-name="Überschrift3" style:family="paragraph">
      <style:paragraph-properties fo:text-align="justify"/>
      <style:text-properties fo:language="en" fo:country="US"/>
    </style:style>
    <style:style style:name="P387" style:parent-style-name="Standard" style:family="paragraph">
      <style:paragraph-properties fo:widows="0" fo:orphans="0" fo:text-align="justify" fo:margin-bottom="0in" fo:line-height="150%"/>
      <style:text-properties fo:language="en" fo:country="US"/>
    </style:style>
    <style:style style:name="P388" style:parent-style-name="Standard" style:family="paragraph">
      <style:paragraph-properties fo:widows="0" fo:orphans="0" fo:text-align="justify" fo:margin-bottom="0in" fo:line-height="150%"/>
      <style:text-properties fo:language="en" fo:country="US"/>
    </style:style>
    <style:style style:name="P389" style:parent-style-name="Standard" style:family="paragraph">
      <style:paragraph-properties fo:widows="0" fo:orphans="0" fo:margin-bottom="0in"/>
      <style:text-properties fo:language="en" fo:country="US"/>
    </style:style>
    <style:style style:name="P390" style:parent-style-name="Standard" style:family="paragraph">
      <style:paragraph-properties fo:widows="0" fo:orphans="0" fo:margin-bottom="0in" fo:margin-left="0.25in">
        <style:tab-stops/>
      </style:paragraph-properties>
      <style:text-properties fo:language="en" fo:country="US"/>
    </style:style>
    <style:style style:name="P391" style:parent-style-name="Überschrift3" style:family="paragraph">
      <style:paragraph-properties fo:text-align="justify"/>
      <style:text-properties fo:language="en" fo:country="US"/>
    </style:style>
    <style:style style:name="P392" style:parent-style-name="Standard" style:family="paragraph">
      <style:paragraph-properties fo:text-align="justify" fo:line-height="150%"/>
      <style:text-properties fo:language="en" fo:country="US"/>
    </style:style>
    <style:style style:name="P393" style:parent-style-name="Standard" style:family="paragraph">
      <style:paragraph-properties fo:text-align="justify" fo:line-height="150%"/>
    </style:style>
    <style:style style:name="T394" style:parent-style-name="Absatz-Standardschriftart" style:family="text">
      <style:text-properties fo:language="en" fo:country="US"/>
    </style:style>
    <style:style style:name="T395" style:parent-style-name="Absatz-Standardschriftart" style:family="text">
      <style:text-properties fo:language="en" fo:country="US"/>
    </style:style>
    <style:style style:name="T396" style:parent-style-name="Absatz-Standardschriftart" style:family="text">
      <style:text-properties fo:font-weight="bold" style:font-weight-asian="bold" fo:language="en" fo:country="US"/>
    </style:style>
    <style:style style:name="T397" style:parent-style-name="Absatz-Standardschriftart" style:family="text">
      <style:text-properties fo:language="en" fo:country="US"/>
    </style:style>
    <style:style style:name="T398" style:parent-style-name="Absatz-Standardschriftart" style:family="text">
      <style:text-properties fo:language="en" fo:country="US"/>
    </style:style>
    <style:style style:name="P399" style:parent-style-name="Standard" style:family="paragraph">
      <style:paragraph-properties fo:widows="0" fo:orphans="0" fo:margin-bottom="0in"/>
      <style:text-properties fo:language="en" fo:country="US"/>
    </style:style>
    <style:style style:name="P400" style:parent-style-name="Standard" style:family="paragraph">
      <style:paragraph-properties fo:widows="0" fo:orphans="0" fo:margin-bottom="0in"/>
      <style:text-properties fo:language="en" fo:country="US"/>
    </style:style>
    <style:style style:name="P401" style:parent-style-name="Standard" style:family="paragraph">
      <style:paragraph-properties fo:widows="0" fo:orphans="0" fo:margin-bottom="0in"/>
    </style:style>
    <style:style style:name="P402" style:parent-style-name="Standard" style:family="paragraph">
      <style:paragraph-properties fo:widows="0" fo:orphans="0" fo:text-align="justify" fo:margin-bottom="0in" fo:line-height="150%"/>
    </style:style>
    <style:style style:name="T403" style:parent-style-name="Absatz-Standardschriftart" style:family="text">
      <style:text-properties fo:color="#000000"/>
    </style:style>
    <style:style style:name="T404" style:parent-style-name="Absatz-Standardschriftart" style:family="text">
      <style:text-properties fo:color="#000000"/>
    </style:style>
    <style:style style:name="T405" style:parent-style-name="Absatz-Standardschriftart" style:family="text">
      <style:text-properties fo:color="#000000"/>
    </style:style>
    <style:style style:name="P406" style:parent-style-name="Überschrift1" style:master-page-name="MP9" style:list-style-name="WW_OutlineListStyle_18" style:family="paragraph">
      <style:paragraph-properties fo:break-before="page"/>
    </style:style>
    <style:style style:name="T411" style:parent-style-name="Fett" style:family="text">
      <style:text-properties fo:font-weight="bold" style:font-weight-asian="bold" style:font-weight-complex="normal" fo:language="de" fo:country="DE"/>
    </style:style>
    <style:style style:name="P412" style:parent-style-name="Überschrift1" style:master-page-name="MP10" style:list-style-name="WW_OutlineListStyle_18" style:family="paragraph">
      <style:paragraph-properties fo:break-before="page"/>
    </style:style>
    <style:style style:name="T417" style:parent-style-name="Fett" style:family="text">
      <style:text-properties fo:font-weight="bold" style:font-weight-asian="bold" style:font-weight-complex="normal" fo:language="de" fo:country="DE"/>
    </style:style>
    <style:style style:name="P418" style:parent-style-name="Standard" style:master-page-name="MP11" style:family="paragraph">
      <style:paragraph-properties fo:widows="0" fo:orphans="0" fo:break-before="page" fo:margin-bottom="0in"/>
      <style:text-properties fo:language="de" fo:country="DE"/>
    </style:style>
    <style:style style:name="P423" style:parent-style-name="Standard" style:family="paragraph">
      <style:paragraph-properties fo:widows="0" fo:orphans="0" fo:margin-bottom="0in"/>
      <style:text-properties fo:language="de" fo:country="DE"/>
    </style:style>
    <style:style style:name="T424" style:parent-style-name="Fett" style:family="text">
      <style:text-properties fo:font-weight="bold" style:font-weight-asian="bold" style:font-weight-complex="normal" fo:language="de" fo:country="DE"/>
    </style:style>
    <style:style style:name="P425" style:parent-style-name="Standard" style:family="paragraph">
      <style:paragraph-properties fo:widows="0" fo:orphans="0" fo:break-before="page" fo:margin-bottom="0in"/>
      <style:text-properties fo:language="de" fo:country="DE" fo:hyphenate="true"/>
    </style:style>
    <style:style style:name="T426" style:parent-style-name="Absatz-Standardschriftart" style:family="text">
      <style:text-properties fo:language="de" fo:country="DE"/>
    </style:style>
    <style:style style:name="T427" style:parent-style-name="Absatz-Standardschriftart" style:family="text">
      <style:text-properties fo:language="en" fo:country="US"/>
    </style:style>
    <style:style style:name="P428" style:parent-style-name="Standard" style:family="paragraph">
      <style:text-properties fo:language="de" fo:country="DE"/>
    </style:style>
    <style:style style:name="P429" style:parent-style-name="Standard" style:family="paragraph">
      <style:paragraph-properties fo:widows="0" fo:orphans="0" fo:margin-bottom="0in"/>
      <style:text-properties fo:language="de" fo:country="DE"/>
    </style:style>
    <style:style style:name="P430" style:parent-style-name="Standard" style:family="paragraph">
      <style:paragraph-properties fo:widows="0" fo:orphans="0" fo:margin-bottom="0in"/>
      <style:text-properties fo:language="de" fo:country="DE"/>
    </style:style>
    <style:style style:name="P431" style:parent-style-name="Standard" style:family="paragraph">
      <style:paragraph-properties fo:widows="0" fo:orphans="0" fo:margin-bottom="0in"/>
      <style:text-properties fo:language="de" fo:country="DE"/>
    </style:style>
    <style:style style:name="P432" style:parent-style-name="Standard" style:family="paragraph">
      <style:paragraph-properties fo:widows="0" fo:orphans="0" fo:margin-bottom="0in"/>
      <style:text-properties fo:language="de" fo:country="DE"/>
    </style:style>
    <style:style style:name="P433" style:parent-style-name="Standard" style:family="paragraph">
      <style:paragraph-properties fo:widows="0" fo:orphans="0" fo:margin-bottom="0in"/>
      <style:text-properties fo:language="de" fo:country="DE"/>
    </style:style>
    <style:style style:name="P434" style:parent-style-name="Standard" style:family="paragraph">
      <style:paragraph-properties fo:widows="0" fo:orphans="0" fo:margin-bottom="0in"/>
      <style:text-properties fo:language="de" fo:country="DE"/>
    </style:style>
    <style:style style:name="P435" style:parent-style-name="Standard" style:family="paragraph">
      <style:paragraph-properties fo:widows="0" fo:orphans="0" fo:margin-bottom="0in"/>
      <style:text-properties fo:language="de" fo:country="DE"/>
    </style:style>
    <style:style style:name="P436" style:parent-style-name="Standard" style:family="paragraph">
      <style:paragraph-properties fo:widows="0" fo:orphans="0" fo:margin-bottom="0in"/>
      <style:text-properties fo:language="de" fo:country="DE"/>
    </style:style>
    <style:style style:name="P437" style:parent-style-name="Standard" style:family="paragraph">
      <style:paragraph-properties fo:widows="0" fo:orphans="0" fo:margin-bottom="0in"/>
      <style:text-properties fo:language="de" fo:country="DE"/>
    </style:style>
    <style:style style:name="P438" style:parent-style-name="Standard" style:family="paragraph">
      <style:paragraph-properties fo:widows="0" fo:orphans="0" fo:margin-bottom="0in"/>
      <style:text-properties fo:language="de" fo:country="DE"/>
    </style:style>
    <style:style style:name="P439" style:parent-style-name="Standard" style:family="paragraph">
      <style:paragraph-properties fo:widows="0" fo:orphans="0" fo:margin-bottom="0in"/>
      <style:text-properties fo:language="de" fo:country="DE"/>
    </style:style>
    <style:style style:name="P440" style:parent-style-name="Standard" style:family="paragraph">
      <style:paragraph-properties fo:widows="0" fo:orphans="0" fo:margin-bottom="0in"/>
      <style:text-properties fo:language="de" fo:country="DE"/>
    </style:style>
    <style:style style:name="P441" style:parent-style-name="Standard" style:family="paragraph">
      <style:paragraph-properties fo:widows="0" fo:orphans="0" fo:margin-bottom="0in"/>
      <style:text-properties fo:language="de" fo:country="DE"/>
    </style:style>
    <style:style style:name="P442" style:parent-style-name="Standard" style:family="paragraph">
      <style:paragraph-properties fo:widows="0" fo:orphans="0" fo:margin-bottom="0in"/>
      <style:text-properties fo:language="de" fo:country="DE"/>
    </style:style>
    <style:style style:name="P443" style:parent-style-name="Standard" style:family="paragraph">
      <style:paragraph-properties fo:widows="0" fo:orphans="0" fo:margin-bottom="0in"/>
      <style:text-properties fo:language="de" fo:country="DE"/>
    </style:style>
    <style:style style:name="P444" style:parent-style-name="Standard" style:family="paragraph">
      <style:paragraph-properties fo:widows="0" fo:orphans="0" fo:margin-bottom="0in"/>
      <style:text-properties fo:language="de" fo:country="DE"/>
    </style:style>
    <style:style style:name="P445" style:parent-style-name="Standard" style:family="paragraph">
      <style:paragraph-properties fo:widows="0" fo:orphans="0" fo:margin-bottom="0in"/>
      <style:text-properties fo:language="de" fo:country="DE"/>
    </style:style>
    <style:style style:name="P446" style:parent-style-name="Standard" style:family="paragraph">
      <style:paragraph-properties fo:widows="0" fo:orphans="0" fo:margin-bottom="0in"/>
      <style:text-properties fo:language="de" fo:country="DE"/>
    </style:style>
    <style:style style:name="P447" style:parent-style-name="Standard" style:family="paragraph">
      <style:paragraph-properties fo:widows="0" fo:orphans="0" fo:margin-bottom="0in"/>
      <style:text-properties fo:language="de" fo:country="DE"/>
    </style:style>
    <style:style style:name="P448" style:parent-style-name="Standard" style:family="paragraph">
      <style:paragraph-properties fo:widows="0" fo:orphans="0" fo:margin-bottom="0in"/>
      <style:text-properties fo:language="de" fo:country="DE"/>
    </style:style>
    <style:style style:name="P449" style:parent-style-name="Standard" style:family="paragraph">
      <style:paragraph-properties fo:widows="0" fo:orphans="0" fo:margin-bottom="0in"/>
      <style:text-properties fo:language="de" fo:country="DE"/>
    </style:style>
    <style:style style:name="P450" style:parent-style-name="Standard" style:family="paragraph">
      <style:paragraph-properties fo:widows="0" fo:orphans="0" fo:margin-bottom="0in"/>
      <style:text-properties fo:language="de" fo:country="DE"/>
    </style:style>
    <style:style style:name="P451" style:parent-style-name="Standard" style:family="paragraph">
      <style:paragraph-properties fo:widows="0" fo:orphans="0" fo:margin-bottom="0in"/>
      <style:text-properties fo:language="de" fo:country="DE"/>
    </style:style>
    <style:style style:name="P452" style:parent-style-name="Standard" style:family="paragraph">
      <style:paragraph-properties fo:widows="0" fo:orphans="0" fo:margin-bottom="0in"/>
      <style:text-properties fo:language="de" fo:country="DE"/>
    </style:style>
    <style:style style:name="P453"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text:s/></text:span></text:p>
      <text:p text:style-name="P182"/>
      <text:h text:style-name="Überschrift2" text:outline-level="2"><text:bookmark-start text:name="_Toc171073312"/><text:span text:style-name="T183">1.1.2 The virome: ‘our’ viruses</text:span><text:bookmark-end text:name="_Toc171073312"/></text:h>
      <text:p text:style-name="P184"/>
      <text:p text:style-name="P185"><text:span text:style-name="T186">Besides identification of viruses during possible pandemic and disease scenarios, viral discovery could enhance our comprehension of the human virome – the collective population of viruses inhabiting the human body and the</text:span><text:span text:style-name="T187"><text:s/>possible interactions between those viruses and the human body. Each individual has a virome consisting of over 10¹³ viral particles.<text:s/></text:span><text:span text:style-name="T188">Besseren Übergang finden zum Nicht-Tödlichen Teil.</text:span></text:p>
      <text:p text:style-name="P189"/>
      <text:p text:style-name="P190"><text:span text:style-name="T191">Virushistorie</text:span></text:p>
      <text:p text:style-name="P192"><text:span text:style-name="T193">modellorganismen</text:span></text:p>
      <text:p text:style-name="P194"/>
      <text:h text:style-name="P195" text:outline-level="2"><text:bookmark-start text:name="_Toc171073313"/>1.2 History of viral discovery<text:bookmark-end text:name="_Toc171073313"/></text:h>
      <text:p text:style-name="P196"><text:span text:style-name="T197">The history of virus discovery begins with the work of Russian</text:span><text:span text:style-name="T198"><text:s/>biologist Dmitri<text:s/></text:span><text:span text:style-name="T199">Iosifovich<text:s/></text:span><text:span text:style-name="T200">Ivan</text:span><text:span text:style-name="T201">ovsky in the late 19</text:span><text:span text:style-name="T202">th</text:span><text:span text:style-name="T203"><text:s/>century</text:span><text:span text:style-name="T204">.</text:span></text:p>
      <text:p text:style-name="P205"/>
      <text:h text:style-name="P206" text:outline-level="2"><text:bookmark-start text:name="_Toc171073314"/>1.3 A new approach: Data-driven Virus discovery<text:bookmark-end text:name="_Toc171073314"/></text:h>
      <text:p text:style-name="P207"/>
      <text:p text:style-name="P208">→ Erwähnen, dass unprozessierte Daten existieren, die viele virale Daten enthalten, selbst<text:s/>wenn die Daten nicht zu diesem Zweck erhoben wurden. Das gibt einem die Möglichkeit neue Viren in hochdurchsatz Format zu analysieren. Ein beispielsquelle ist SRA (vollen Namen nutzen und dann im Abbreviation erwähnen).</text:p>
      <text:p text:style-name="P209">→ Notwendig betonen, dass man virusdaten aus unprozessierten Daten analysieren sollte.</text:p>
      <text:p text:style-name="P210"/>
      <text:h text:style-name="Überschrift2" text:outline-level="2"><text:bookmark-start text:name="_Toc171073315"/><text:span text:style-name="T211">1.3.1 „Hunting“ for viruses in unprocessed data</text:span><text:bookmark-end text:name="_Toc171073315"/></text:h>
      <text:p text:style-name="P212"/>
      <text:p text:style-name="P213"/>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14"/>
      <text:p text:style-name="P215">Profile Hidden Markov Models are used to classify Proteins into Families. Proteins are organized into families represented by multiple sequence allignments. Classifying them into families is important, since conserved domains of set families also point to their functions. Paired Similarity Comparisons such as BLAST searches fail to detect the subtle similarities. PHH find those similarities.</text:p>
      <text:p text:style-name="P216"/>
      <text:p text:style-name="P217"><text:span text:style-name="T218">→ a pro</text:span><text:span text:style-name="T219">ﬁ</text:span><text:span text:style-name="T220">le HMM is a statistical model of a multiple sequence alignment, where</text:span></text:p>
      <text:p text:style-name="P221">probabilities are assigned to each amino acid at each position in the alignment, and to the transitions between positions.</text:p>
      <text:p text:style-name="P222">→ pHHM have formal probabilistic<text:s/>basis and a consis-tent theory behind insertion and gap scores</text:p>
      <text:p text:style-name="P223">→ 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24"><text:span text:style-name="T225">→ MSA: In a multiple sequence alignment, several sequences are<text:s/></text:span><text:span text:style-name="T226">ﬁ</text:span><text:span text:style-name="T227">tted on top of each other,such that the amino acids placed above each other in the alignment are as similar<text:s/></text:span><text:span text:style-name="T228">as possible. MSAs allow representation inserts and deletions (dashes).</text:span></text:p>
      <text:p text:style-name="P229">→ Sequence similarties between proteins of the same domain might be really low (sequence of RNA-polymerase domain are highly diverse). So traditional BLASt comparisons will fail here.</text:p>
      <text:soft-page-break/>
      <text:p text:style-name="P230">→<text:s/>we construct alignments to break proteins into domains for a given family. We construct profiles for each domain and we compare new sequences against that domain-profile.identify common sequence characteristics</text:p>
      <text:p text:style-name="P231">→ We have MSA and theta (fraction of maximum<text:s/>inserts), pseudocount as Input.</text:p>
      <text:p text:style-name="P232">→ The used MSA consists of known already known members of the protein family ( for example RNA-polymerase). We construct our profile for that known protein family based on the MSA.</text:p>
      <text:p text:style-name="P233">→ GOAL: be used to locate struc-turally or<text:s/>functionally important residues, since they are conserved in the sequences</text:p>
      <text:p text:style-name="P234">and consequently receives high probabilities in the HMM.</text:p>
      <text:p text:style-name="P235">→ output: transition and emission matrices of the profile HMM.</text:p>
      <text:p text:style-name="P236">→ We use pHMM to decide if our new unknown protein belongs to the protein family depicted by the profile (is it an RNA-Polymerase?).</text:p>
      <text:p text:style-name="P237">→ We remove columns where the fraction of insertions exceeds a threshold theta. We get a MSA where each column has a relativly low number of insertions.</text:p>
      <text:p text:style-name="P238">→ We construct a profile of that allignment.</text:p>
      <text:p text:style-name="P239">→ each node has an emission propability corresponding to all possible proteins possible.</text:p>
      <text:p text:style-name="P240">→ emission states: We define the emission propability as the count of the emitted aminoacids from a specific state/ column/position.</text:p>
      <text:p text:style-name="P241">→ transitions<text:s/>states: We generate hidden paths for each row (msa) in the profile. <text:s/>Transition state „from“ a state should add up to 1, except end state which doesnt have any. Count number of states (number of sequences in msa) and divide them with number of sequences in<text:s/>that state. If I have 10 sequences and 5 go to match, 3 to insert and 2 to delete at position M4, than the propability of match at M4 is 5/10 = 50 %.</text:p>
      <text:p text:style-name="P242">→ All Amino acids are represented. If an amino acid did not appear in our MSA, then if will be represented by a pseudocount with a small propability (1/20). Its never 0 propability.</text:p>
      <text:p text:style-name="P243"><text:span text:style-name="T244">A pro</text:span><text:span text:style-name="T245">ﬁ</text:span><text:span text:style-name="T246">le HMM consists of a collection of states of three kinds (Figure 9): match</text:span></text:p>
      <text:soft-page-break/>
      <text:p text:style-name="P247">states, which correspond to the positions in the consensus sequence, insert states,</text:p>
      <text:p text:style-name="P248">which model insertions with respect to the consensus, and delete states, which repre-</text:p>
      <text:p text:style-name="P249">sent deletions with respect to the consensus.</text:p>
      <text:p text:style-name="P250">→ Start and End states also exist. End states are unique to pHMM, since traditional HMM dont have an endstate.</text:p>
      <text:p text:style-name="P251"><text:span text:style-name="T252">→ Match states: These are t</text:span><text:span text:style-name="T253">ransitions between positions where our sequence matches something in our model. The match states represent the conserved regions. Eachz Match state will represent 1 Amino acid, since we can emmit only a single symbol.<text:s/></text:span><text:span text:style-name="T254">Match state bildet die Konsensussequen</text:span><text:span text:style-name="T255">z ab und die Inserts und deletes werden durch andere states abgebildet.</text:span></text:p>
      <text:p text:style-name="P256">→ Insertionsstates model inserts and are the only once that loop with themselfs. Meaning the pHH is unidirectional otherwise. We always move forward from start state to end state with<text:s/>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57">→ Deletionsstates also exist. They do not have emission states.</text:p>
      <text:p text:style-name="P258">→ We use vitebri Algorithm to find optimal hidden path. If propabilty threshold is satisfied, we classify the unknown protein as belonging to<text:s/>the family. Number of rows in virtebri diagram corresponds to number of emitted states in HMM diagram.</text:p>
      <text:p text:style-name="P259">→ Pfam is a commonly used Profile Hidden Markov Model Database. Here we use custom once.</text:p>
      <text:p text:style-name="P260">→ disadvantage: We can start wil an insert. We have to start with a match state. Meaning we always start with a conserved region.</text:p>
      <text:p text:style-name="P261"/>
      <text:h text:style-name="Überschrift2" text:outline-level="2"><text:bookmark-start text:name="_Toc171073317"/>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62"/>
      <text:soft-page-break/>
      <text:p text:style-name="P263">DAMIAN</text:p>
      <text:p text:style-name="P264"/>
      <text:p text:style-name="P265">Petabase-scale sequence alignment catalyses viral discovery</text:p>
      <text:p text:style-name="P266"/>
      <text:p text:style-name="P267">Seratus → A cloud computing infrastructure.</text:p>
      <text:p text:style-name="P268">Performs ultra-high-throuout sequence alignment at petabase scale → meaned for large datasets in petabase size.</text:p>
      <text:p text:style-name="P269"/>
      <text:h text:style-name="Überschrift2" text:outline-level="2"><text:bookmark-start text:name="_Toc171073319"/>1.5 Aim of thesis<text:bookmark-end text:name="_Toc171073319"/></text:h>
      <text:p text:style-name="P270"/>
      <text:h text:style-name="Überschrift1" text:outline-level="1"><text:bookmark-start text:name="_Toc171073320"/><text:span text:style-name="T275">Material and Methods</text:span><text:bookmark-end text:name="_Toc171073320"/></text:h>
      <text:p text:style-name="P276"/>
      <text:h text:style-name="P277" text:outline-level="2">2.1 Data Availability Statement</text:h>
      <text:p text:style-name="P278"/>
      <text:p text:style-name="P279">All data, programs, and scripts, as well as the results generated<text:s/>within the scope of this work that are presented here, have been 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80"/>
      <text:p text:style-name="P281"/>
      <text:h text:style-name="P282" text:outline-level="2">2.2 Software used</text:h>
      <text:p text:style-name="P283"/>
      <text:p text:style-name="P284">Viral discovery in raw and unprocessed sequencing data was first performed via VirusHunter, which conducts a homology search with profile Hidden Markov Models (pHMMs) of proteins specific to a virus<text:s/>group to identify potential viral sequences. Following this, VirusGatherer utilized these identified sequences, or micro contigs, from the VirusHunter step as seeds to assemble the complete viral genomes or larger yet incomplete viral contigs. Twincore´s<text:s/>'Aeternitas' computing cluster was utilized to concurrently execute VirusHunterGatherer across multiple runs. VirusHunterGatherer is implemented in Perl but was executed using Snakemake, a Python-based workflow management system. Meaning, each component of<text:s/>the VirusHunterGatherer pipeline was represented by a rule, managed by Snakemake. A configuration file in .yaml format specified the paths of filter databases and input data on the 'Aeternitas' server. Both local FASTQ files and a list of SRA accessions,<text:s/>which are downloaded and converted to FASTQ format, are supported as input. Additionally, the configuration file allowed users to enable or disable the filter against host sequences. A table listing all necessary dependencies for runnning VirusHunterGatherer is provided (<text:span text:style-name="T285">Table x</text:span>).</text:p>
      <text:p text:style-name="P286"/>
      <text:h text:style-name="P287" text:outline-level="2">2.3 Material</text:h>
      <text:p text:style-name="P288">Three data sets were utilized for viral discovery of large DNA, small DNA, and RNA viruses,<text:s/><text:soft-page-break/>with each data set originating from different working groups. The samples in all three sets were derived from distinct viral<text:s/>host organisms.</text:p>
      <text:p text:style-name="P289"/>
      <text:h text:style-name="P290" text:outline-level="3">2.3.1 Taubert liver transplant data set</text:h>
      <text:p text:style-name="P291"/>
      <text:h text:style-name="P292" text:outline-level="3">2.3.2 Pfaff data set</text:h>
      <text:p text:style-name="P293"/>
      <text:h text:style-name="P294" text:outline-level="3">2.3.3 Mammalia data set</text:h>
      <text:p text:style-name="P295"/>
      <text:p text:style-name="P296"/>
      <text:list text:style-name="LFO37" text:continue-numbering="true">
        <text:list-item>
          <text:p text:style-name="P297">Taubert data: Tabell emit Daten einfügen (vorher vielleicht den leeren Datensatz entfernen 19031.</text:p>
        </text:list-item>
        <text:list-item>
          <text:p text:style-name="P298">Mammals Data</text:p>
        </text:list-item>
        <text:list-item>
          <text:p text:style-name="P299">Florian Pfaff Data</text:p>
        </text:list-item>
        <text:list-item>
          <text:p text:style-name="P300">Anzahl an Daten<text:s/>erwähnen.</text:p>
        </text:list-item>
        <text:list-item>
          <text:p text:style-name="P301">Erwähnen, dass Taubert und Pfaff für smalldna,large dna und RNAvirus liefen, während Mammals nur RNAviruses waren.</text:p>
        </text:list-item>
        <text:list-item>
          <text:p text:style-name="P302">Erwähnen, was lokal und was SRA Daten waren. Datentypen erwähnen (FASTQ).</text:p>
        </text:list-item>
      </text:list>
      <text:p text:style-name="P303">Mammals data:</text:p>
      <text:p text:style-name="P304"><text:span text:style-name="T305">du findest die Virushunter Suchergebnisse i</text:span><text:span text:style-name="T306">n Mammals im Anhang und auf dem Linux server unter:</text:span></text:p>
      <text:p text:style-name="P307"><text:span text:style-name="T308">/mnt/twincore/compvironas/share/11_virushunter_RNAvirusUpdate_mammals/</text:span></text:p>
      <text:p text:style-name="P309"/>
      <text:p text:style-name="P310"><text:span text:style-name="T311">Die Tabelle ist gross und du wirst es vermutlich nicht schaffen alle Treffer mit Virusgatherer zu assemblieren (wie besprochen<text:s/></text:span><text:span text:style-name="T312">kannst du beides, Hunter und Gatherer, laufen lassen). Ich schlage auch vor, erstmal zu Filtern, damit eine machbare Anzahl von SRA runs uebrig bleibt, die du dann analysieren kannst. Deshalb nur Treffer einbeziehen, die alle folgenden Kriterien erfuellen:</text:span></text:p>
      <text:p text:style-name="P313"/>
      <text:p text:style-name="P314"><text:span text:style-name="T315">1) Treffer mit 'best_query' gegen eine bestimmte Virusgruppe (siehe unten)</text:span></text:p>
      <text:p text:style-name="P316"><text:span text:style-name="T317">2) 'num_hits' &gt; 4</text:span></text:p>
      <text:p text:style-name="P318"><text:span text:style-name="T319">3) 'ViralRefSeq_E' &lt; 1e-5</text:span></text:p>
      <text:p text:style-name="P320"><text:span text:style-name="T321">4) 'ViralRefSeq_ident' &lt; 90</text:span></text:p>
      <text:p text:style-name="P322"/>
      <text:p text:style-name="P323"><text:span text:style-name="T324">Ausserdem hier ein Ranking nach 'best_query' (also der Reihenfolge nach abarbeiten):</text:span></text:p>
      <text:p text:style-name="P325"/>
      <text:p text:style-name="P326"><text:span text:style-name="T327">1) Flavi_RdRp</text:span></text:p>
      <text:p text:style-name="P328"><text:span text:style-name="T329">2) Hep</text:span><text:span text:style-name="T330">e-Virga_RdRp</text:span></text:p>
      <text:p text:style-name="P331"><text:span text:style-name="T332">3) Nido_RdRp</text:span></text:p>
      <text:p text:style-name="P333"><text:span text:style-name="T334">4) Negative_Bunya-Arena_RdRp, Negative_Mono-Chu_RdRp, Negative_Orthomyxo_RdRp</text:span></text:p>
      <text:p text:style-name="P335"/>
      <text:p text:style-name="P336"><text:span text:style-name="T337">[danach die anderen 'best_query' Gruppen falls die Zeit es erlaubt, was ich nicht erwarte]</text:span></text:p>
      <text:p text:style-name="P338"/>
      <text:list text:style-name="LFO37" text:continue-numbering="true">
        <text:list-item>
          <text:p text:style-name="P339">Eine Liste an genutzten SRAs für alle Gruppen einfügen. Also eine Spalte für für jeden Run oder eine Observation für jeden Run.</text:p>
        </text:list-item>
      </text:list>
      <text:p text:style-name="P340"/>
      <text:h text:style-name="P341" text:outline-level="2">2.4 VirusHunter</text:h>
      <text:p text:style-name="P342">At the first stage of the data-driven Virus discovery, VirusHunter was employed to identify<text:s/><text:soft-page-break/>viral sequences within raw sequencing datasets using a sensitive homology<text:s/>search with profile Hidden Markov Models. This subchapter provides an overview of how VirusHunter was implemented and utilized within the context of this master´s thesis.</text:p>
      <text:p text:style-name="P343"/>
      <text:h text:style-name="P344" text:outline-level="3">2.4.1 SRA download</text:h>
      <text:p text:style-name="P345"/>
      <text:p text:style-name="P346">Both locally available FASTQ files and a list of SRA accessions<text:s/>are valid input files for VirusHunterGatherer. If a list containing SRA accession numbers is not provided, but a path with locally available FASTQ files is given, the locally available data will be used as input. Alternatively, when a list of SRA accession<text:s/>numbers is provided, the SRA Toolkit's prefetch and fastq-dump tools download sequencing data from the NCBI SRA database. Both types of input were used in this thesis: datasets provided by Dr. Florian Pfaff and Prof. Dr. med. Richard Taubert were available locally on the ‘Aeternitas’ server, while the datasets containing mammalian data were downloaded from the NCBI SRA database.</text:p>
      <text:p text:style-name="P347"/>
      <text:list text:style-name="LFO37" text:continue-numbering="true">
        <text:list-item>
          <text:p text:style-name="P348">Auf Daten und Accessions verweisen. Eine Tabelle für Taubert, Florian und Mammal Daten haben. Die Mammal daten sind Accessions und<text:s/></text:p>
        </text:list-item>
      </text:list>
      <text:p text:style-name="P349"/>
      <text:h text:style-name="P350" text:outline-level="3">2.4.2 Preprocessing of FASTQ files for VirusHunter</text:h>
      <text:p text:style-name="P351"/>
      <text:p text:style-name="P352">Trimming of sequencing adapters and removal of low-quality bases occurred in parallel for each file using fastp. Auto-detection identified and removed adapter sequences. Reads shorter than 15 bases,<text:s/>containing more than 5 ‘N’ bases, or having more than 40% of bases with a Phred quality score of 15 were classified as low quality and discarded. For paired-end reads, a single FASTQ file combined both reads in an alternating order. Fastp generates report<text:s/>files in JSON and HTML format, along with a trimmed FASTQ file. The processed FASTQ files were transformed into FASTA format via seqtk, preserving only the sequence information. Thereafter, transeq translated the sequences into protein for each of the six<text:s/>reading frames.</text:p>
      <text:p text:style-name="P353"/>
      <text:p text:style-name="P354"/>
      <text:h text:style-name="P355" text:outline-level="3">2.4.3 Sensitive homology-based detection of viral sequence reads in unprocessed data</text:h>
      <text:p text:style-name="P356"/>
      <text:p text:style-name="P357">Detection of viral reads in unprocessed sequencing data was accomplished using the hmmsearch tool, which allows for the identification of viral sequences by querying a set of pHMMs. The protein sequences translated from each of the six reading frames were applied in six separate HMMer searches, each against query pHMMs specific to protein domains<text:s/><text:soft-page-break/>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358"/>
      <text:p text:style-name="P359"/>
      <text:list text:style-name="LFO37" text:continue-numbering="true">
        <text:list-item>
          <text:p text:style-name="P360">Hmmsearch und die genutzten Parameter erwähnen.</text:p>
        </text:list-item>
        <text:list-item>
          <text:p text:style-name="P361">Erwähnen, woraus die phmm profile bestehen. Was wurde für RNA, large dna und small<text:s/>dna benutzt?</text:p>
        </text:list-item>
      </text:list>
      <text:p text:style-name="P362"/>
      <text:h text:style-name="P363" text:outline-level="3">2.4.4 Filtering against contaminants and viral reference sequences</text:h>
      <text:p text:style-name="P364"/>
      <text:p text:style-name="P365">Further filtering was performed only on data with significant hits. First, vsearch deduplicated hits by removing sequences that had identical length and nucleotide content.<text:s/>Deduplicated reads were then assembled to micro contigs via CAP3 assembler. Only those sequences that had a minimum overlap length of 20 nucleotides and a maximum overhang percentage length of 75 % were considered. The overhang percentage is calculated by<text:s/>dividing the total length of all overhangs by the length of the overlap, then multiplying by 100. As part of the master´s thesis, modifications were made to the VirusHunter Pipeline to make the filter against host sequences optional. Consequently, only the<text:s/>filters against custom contaminants and the viral database were applied. Filtering against custom contaminants was performed using BLASTN. The contaminant database included ubiquitin sequences, and any matches with an E-value above 1e-4 were excluded. Afterwards, the remaining contigs were filtered against a viral database via TBLASTX, and only matches with an E-Value lower than 1 were retained.</text:p>
      <text:p text:style-name="P366"/>
      <text:h text:style-name="P367" text:outline-level="3">2.4.5 Output of VirusHunter</text:h>
      <text:p text:style-name="P368"/>
      <text:p text:style-name="P369"><text:span text:style-name="T370">VirusHunter exported the sequences of the filtered contigs in a compressed FASTA f</text:span><text:span text:style-name="T371">ile. Furthermore, results for hits found at each step of the pipeline were documented in separate hittables files for each sequencing experiment. These individual results were then compiled into a final VirusHunter hittable. A VirusHunter hittable containe</text:span><text:span text:style-name="T372">d 11 to 15 characteristic columns, depending on whether the input sequencing data was local or downloaded from the NCBI SRA database<text:s/></text:span><text:span text:style-name="T373">[Tabell emit typischen Aufbau für beide haben und drauf verweisen</text:span><text:span text:style-name="T374">].</text:span></text:p>
      <text:p text:style-name="P375"/>
      <text:p text:style-name="P376">For Data downloaded from NCBI, the hittable included columns with identifiers for each SRA run, sample, and study identifier. Additionally, the hittable featured columns with details about the host taxon and the host taxon identifier. For each SRA run, the best match against the viral reference database was documented, providing details such as the viral reference taxonomy name, the percentage of amino acid alignment with the viral reference, and the E-value of the best match. The E-value and the name of the best HMM profile match were also documented in separate columns, along the number of viral contigs identified for each SRA run.</text:p>
      <text:p text:style-name="P377">For locally processed data, the hittable omitted the columns related to SRA identifiers and host information, replacing them with a single column for the Identifiers of the local FASTQ files.</text:p>
      <text:p text:style-name="P378"/>
      <text:h text:style-name="P379" text:outline-level="2">2.5 VirusGatherer</text:h>
      <text:p text:style-name="P380"/>
      <text:p text:style-name="P381">The identified viral contigs found in the VirusHunter stage serve as seeds for the progressive assembly of full-length viral genome sequences. This section details how VirusGatherer was utilized in this work.</text:p>
      <text:h text:style-name="P382" text:outline-level="3">2.5.1 Assembly<text:s/>of Contigs</text:h>
      <text:p text:style-name="P383"/>
      <text:p text:style-name="P384">For VirusGatherer, fastp was used to trim adapters and remove low-quality bases from each unprocessed FASTQ file, which was then converted to FASTA format. Unlike the VirusHunter stage, no translation into protein for each reading frame was performed. The viral contigs were assembled into super-contigs via CAP3, considering only sequences with an overhang percentage of 99% or less, and a minimum overlap length of 20 bases for assembly. These were then utilized as seeds for a targeted assembly of<text:s/>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 the initial similarity search, BLASTN with an E-value cutoff of 1e-3, a percentage identity of 85%, and a word size of 7 was applied. Lastly, the modified version of Genseed-HMM performed deduplication in each iteration to decrease CAP3 assembly time.</text:p>
      <text:p text:style-name="P385"/>
      <text:h text:style-name="P386" text:outline-level="3">2.5.2 Compare against viral reference database</text:h>
      <text:p text:style-name="P387"/>
      <text:p text:style-name="P388">Assembled contigs were compared against NCBI’s database of reference viral proteins using BLASTX. For the BLASTX queries, the maximum number of reported high-scoring segment pairs (HSPs) – which are local alignments with the highest scores and no gaps – was set to 1. Additionally, the maximum number of target sequences returned per query was also set to 1.</text:p>
      <text:p text:style-name="P389"/>
      <text:p text:style-name="P390"/>
      <text:h text:style-name="P391" text:outline-level="3">2.5.3 Output of VirusGatherer</text:h>
      <text:p text:style-name="P392"/>
      <text:p text:style-name="P393"><text:span text:style-name="T394">VirusGatherer returned the sequences oft he assembled viral contigs/ whole genomes.<text:s/></text:span><text:span text:style-name="T395">Furthermore, hittables similar to the VirusHunter hittables were generated<text:s/></text:span><text:span text:style-name="T396">[Bild von VirusGatherer hittable aufbau</text:span><text:span text:style-name="T397">]. Virusgatherer hittables also contained columns related to SRA identifiers and host information, or the identifiers for the locally availabl</text:span><text:span text:style-name="T398">e FASTQ files, depending on the input used. Unique columns in VirusGatherer hittables included viral contig name and its length, as well as details of the best viral match from the viral reference database comparison.</text:span></text:p>
      <text:p text:style-name="P399"/>
      <text:p text:style-name="P400"/>
      <text:h text:style-name="Überschrift2" text:outline-level="2">2.6 Virusparies</text:h>
      <text:p text:style-name="P401"/>
      <text:p text:style-name="P402">One of the outcomes<text:s/>of this master´s thesis was the development of the R package Virusparies.<text:s/><text:span text:style-name="T403">Virusparies provides functions to subset and process hittables, calculate summary statistics, and create plots and graphical tables for VirusHunter and VirusGatherer hittables. Both</text:span><text:span text:style-name="T404"><text:s/>import of hittables into R and export of results in a user-specified file format was handled by Virusparies. Virus family names were extracted from the ‘ViralRefSeq_taxonomy’ column for each observation of the hittables via the VhgPreprocessTaxa function.</text:span><text:span text:style-name="T405"><text:s/></text:span>Where no family name is present, but it is possible to infer the phylum from other information in the ‘ViralRefSeq_taxonomy’ column, ‘unclassified’ followed by the phylum name was used. If inferring the phylum was not possible, only ‘unclassified’ 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text:s/><text:soft-page-break/>sequences were plotted in bar charts. The relationship between viral reference sequence identity and<text:s/>the negative logarithm of viral E-values was depicted in scatter plots. When VirusGatherer were used as input, a bubble plot was generated instead, with contig lengths represented by the size of the bubbles. Crucially, each dataset was filtered to include<text:s/>only observations with an E-value of 1e-5 or lower in the ‘ViralRefSeq_E’ column before plotting. When E-values were plotted, the negative logarithm of the threshold served as a cutoff line instead, and no 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h text:style-name="P406" text:outline-level="1"><text:bookmark-start text:name="_Toc171073321"/><text:soft-page-break/><text:span text:style-name="T411">Results</text:span><text:bookmark-end text:name="_Toc171073321"/></text:h>
      <text:h text:style-name="P412" text:outline-level="1"><text:bookmark-start text:name="_Toc171073322"/><text:soft-page-break/><text:span text:style-name="T417">Discussion</text:span><text:bookmark-end text:name="_Toc171073322"/></text:h>
      <text:p text:style-name="P418"/>
      <text:p text:style-name="P423"/>
      <text:h text:style-name="Überschrift1" text:outline-level="1"><text:span text:style-name="T424">Appendix</text:span></text:h>
      <text:p text:style-name="P425"/>
      <text:h text:style-name="Überschrift1" text:outline-level="1"><text:span text:style-name="T426">List of<text:s/></text:span><text:span text:style-name="T427">references</text:span></text:h>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3LVL1" style:family="text">
      <style:text-properties fo:font-size="26pt" style:font-size-asian="26pt"/>
    </style:style>
    <text:list-style style:name="WWNum3" style:display-name="WWNum3">
      <text:list-level-style-number text:level="1" text:style-name="WW_CharLFO23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fo:font-size="26pt" style:font-size-asian="26pt"/>
    </style:style>
    <text:list-style style:name="WWNum4" style:display-name="WWNum4">
      <text:list-level-style-number text:level="1" text:style-name="WW_CharLFO24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Times New Roman" style:font-name-complex="Courier New"/>
    </style:style>
    <style:style style:name="WW_CharLFO26LVL5" style:family="text">
      <style:text-properties style:font-name="Times New Roman" style:font-name-complex="Courier New"/>
    </style:style>
    <style:style style:name="WW_CharLFO26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8LVL1" style:family="text">
      <style:text-properties style:font-name="Times New Roman" style:font-name-asian="Calibri" style:font-name-complex="Arial"/>
    </style:style>
    <style:style style:name="WW_CharLFO28LVL2" style:family="text">
      <style:text-properties style:font-name="Times New Roman" style:font-name-complex="Courier New"/>
    </style:style>
    <style:style style:name="WW_CharLFO28LVL5" style:family="text">
      <style:text-properties style:font-name="Times New Roman" style:font-name-complex="Courier New"/>
    </style:style>
    <style:style style:name="WW_CharLFO28LVL8" style:family="text">
      <style:text-properties style:font-name="Times New Roman" style:font-name-complex="Courier New"/>
    </style:style>
    <text:list-style style:name="WWNum8" style:display-name="WWNum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2" style:family="text">
      <style:text-properties style:font-name="Times New Roman" style:font-name-complex="Courier New"/>
    </style:style>
    <style:style style:name="WW_CharLFO30LVL5" style:family="text">
      <style:text-properties style:font-name="Times New Roman" style:font-name-complex="Courier New"/>
    </style:style>
    <style:style style:name="WW_CharLFO30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Times New Roman" style:font-name-complex="Courier New"/>
    </style:style>
    <style:style style:name="WW_CharLFO31LVL5" style:family="text">
      <style:text-properties style:font-name="Times New Roman" style:font-name-complex="Courier New"/>
    </style:style>
    <style:style style:name="WW_CharLFO31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1" style:family="text">
      <style:text-properties style:font-name="Times New Roman" style:font-name-asian="Calibri" style:font-name-complex="Arial"/>
    </style:style>
    <style:style style:name="WW_CharLFO32LVL2" style:family="text">
      <style:text-properties style:font-name="Times New Roman" style:font-name-complex="Courier New"/>
    </style:style>
    <style:style style:name="WW_CharLFO32LVL5" style:family="text">
      <style:text-properties style:font-name="Times New Roman" style:font-name-complex="Courier New"/>
    </style:style>
    <style:style style:name="WW_CharLFO32LVL8" style:family="text">
      <style:text-properties style:font-name="Times New Roman" style:font-name-complex="Courier New"/>
    </style:style>
    <text:list-style style:name="WWNum12" style:display-name="WWNum1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7LVL1" style:family="text">
      <style:text-properties style:font-name="Wingdings" style:font-name-asian="Calibri" style:font-name-complex="Aria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7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72" style:parent-style-name="Fußzeile" style:family="paragraph">
      <style:paragraph-properties fo:text-align="center"/>
    </style:style>
    <style:style style:name="T273" style:parent-style-name="Absatz-Standardschriftart" style:family="text">
      <style:text-properties fo:language="de" fo:country="DE"/>
    </style:style>
    <style:style style:name="P274"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0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08" style:parent-style-name="Fußzeile" style:family="paragraph">
      <style:paragraph-properties fo:text-align="center"/>
    </style:style>
    <style:style style:name="T409" style:parent-style-name="Absatz-Standardschriftart" style:family="text">
      <style:text-properties fo:language="de" fo:country="DE"/>
    </style:style>
    <style:style style:name="P410"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3"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4" style:parent-style-name="Fußzeile" style:family="paragraph">
      <style:paragraph-properties fo:text-align="center"/>
    </style:style>
    <style:style style:name="T415" style:parent-style-name="Absatz-Standardschriftart" style:family="text">
      <style:text-properties fo:language="de" fo:country="DE"/>
    </style:style>
    <style:style style:name="P416"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20" style:parent-style-name="Fußzeile" style:family="paragraph">
      <style:paragraph-properties fo:text-align="center"/>
    </style:style>
    <style:style style:name="T421" style:parent-style-name="Absatz-Standardschriftart" style:family="text">
      <style:text-properties fo:language="de" fo:country="DE"/>
    </style:style>
    <style:style style:name="P422"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8</text:page-number></text:span></text:p>
        <text:p text:style-name="P161"/>
      </style:footer>
    </style:master-page>
    <style:master-page style:name="MP8" style:page-layout-name="PL8">
      <style:header>
        <text:p text:style-name="P271">Material and Methods</text:p>
      </style:header>
      <style:footer>
        <text:p text:style-name="P272"><text:span text:style-name="T273"><text:page-number text:fixed="false">18</text:page-number></text:span></text:p>
        <text:p text:style-name="P274"/>
      </style:footer>
    </style:master-page>
    <style:master-page style:name="MP9" style:page-layout-name="PL9">
      <style:header>
        <text:p text:style-name="P407">Results</text:p>
      </style:header>
      <style:footer>
        <text:p text:style-name="P408"><text:span text:style-name="T409"><text:page-number text:fixed="false">20</text:page-number></text:span></text:p>
        <text:p text:style-name="P410"/>
      </style:footer>
    </style:master-page>
    <style:master-page style:name="MP10" style:page-layout-name="PL10">
      <style:header>
        <text:p text:style-name="P413">Discussion</text:p>
      </style:header>
      <style:footer>
        <text:p text:style-name="P414"><text:span text:style-name="T415"><text:page-number text:fixed="false">21</text:page-number></text:span></text:p>
        <text:p text:style-name="P416"/>
      </style:footer>
    </style:master-page>
    <style:master-page style:name="MP11" style:page-layout-name="PL11">
      <style:header>
        <text:p text:style-name="P419">Bibliography</text:p>
      </style:header>
      <style:footer>
        <text:p text:style-name="P420"><text:span text:style-name="T421"><text:page-number text:fixed="false">23</text:page-number></text:span></text:p>
        <text:p text:style-name="P42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Sergej Ruff</dc:creator>
    <meta:creation-date>2024-07-28T14:14:00Z</meta:creation-date>
    <dc:date>2024-07-28T15:15:00Z</dc:date>
    <meta:print-date>2022-09-18T12:20:00Z</meta:print-date>
    <meta:template xlink:href="Normal" xlink:type="simple"/>
    <meta:editing-cycles>3</meta:editing-cycles>
    <meta:editing-duration>PT0S</meta:editing-duration>
    <meta:user-defined meta:name="AppVersion">16.0000</meta:user-defined>
    <meta:document-statistic meta:page-count="26" meta:paragraph-count="51" meta:word-count="3502" meta:character-count="25517" meta:row-count="183" meta:non-whitespace-character-count="22066"/>
  </office:meta>
</office:document-meta>
</file>